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65cm"/>
    </style:style>
    <style:style style:name="co2" style:family="table-column">
      <style:table-column-properties fo:break-before="auto" style:column-width="7.375cm"/>
    </style:style>
    <style:style style:name="co3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Como você avalia a 1ª edição do Minicurso Introdução a Programação em Python?</text:p>
          </table:table-cell>
          <table:table-cell table:style-name="ce1" office:value-type="string" calcext:value-type="string">
            <text:p>Seu interesse pela área da Computação:</text:p>
          </table:table-cell>
          <table:table-cell table:style-name="ce1" office:value-type="string" calcext:value-type="string">
            <text:p>Você faria outros minicursos na área? </text:p>
          </table:table-cell>
          <table:table-cell table:style-name="ce1" office:value-type="string" calcext:value-type="string">
            <text:p>Deixe aqui sua sugestão em relação ao que acha que pode ser melhorado: 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08T11:33:28.63" calcext:value-type="date">
            <text:p>10/8/2020 11:33: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Gostaria de agradecer as meninas que ajudaram e se prontificaram em responder todas as duvidas. foi bem proveitoso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08T11:34:39.95" calcext:value-type="date">
            <text:p>10/8/2020 11:34: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 programaçao em si, com acompanhamento. Montando programações bem práticas e pequenas. Pq nessa área eu sou mt leiga mesma. Por isso quero conhecer mais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08T12:01:15.301" calcext:value-type="date">
            <text:p>10/8/2020 12:01: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Muito bacana e proveitoso. Uma pena a internet não ter ajudado... As meninas estão de parabéns tiveram muita paciencia e demonstraram competencia e humildade de reconhecer quando não sabiam e buscaram a resposta. Pena ser apenas um start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08T12:20:03.769" calcext:value-type="date">
            <text:p>10/8/2020 12:20: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e manteve o mesmo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redito que estava ótimo! Parabéns 💕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08T16:09:04.096" calcext:value-type="date">
            <text:p>10/8/2020 16:09: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riação ou compartilhamento das gravações das aulas e/ou uma pagina com arquivos e/ou tutoriais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09T11:27:51.537" calcext:value-type="date">
            <text:p>10/9/2020 11:27: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Foi muito bom! Pena que foi poucos dias, acredito que se fosse mais, daria expandir mais o conteúdo 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0T06:24:38.673" calcext:value-type="date">
            <text:p>10/10/2020 6:24: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ho que as meninas foram muito dedicadas na aplicação do curso, não vejo o que o possa ser melhorado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1T20:42:08.707" calcext:value-type="date">
            <text:p>10/11/2020 20:42: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Maior tempo de duração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3T11:25:41.36" calcext:value-type="date">
            <text:p>10/13/2020 11:25: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redito que o formato da aula é muito boa, bem estruturado e com exemplos para serem aplicados na hora. Algumas participantes demandavam de mais atenção pela falta de familiaridade com o equipamento, o que acabou sendo um pouco cansativo no primeiro dia. Mas nos dias seguintes as professoras souberam contornar bem a situação. Minha sugestão seria de continuarem com o curso, aumentando a carga horária e o conteúdo. Poderia ser um curso mais extenso. Mas entendi a questão da limitação por ser um curso de extensão. </text:p>
            <text:p/>
            <text:p>Agradeço as meninas pelo curso!</text:p>
            <text:p>Elas souberam explicar muito bem e foram muito pacientes e atenciosas com todas as participantes.  </text:p>
            <text:p>Desejo muito sucesso a elas e ao curso! </text:p>
            <text:p/>
            <text:p/>
            <text:p/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0:34:45.542" calcext:value-type="date">
            <text:p>10/14/2020 10:34: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e manteve o mesmo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ho que talvez demorou um pouco nos exercícios 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0:36:43.657" calcext:value-type="date">
            <text:p>10/14/2020 10:36: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Roteiros mais estruturados, com a possibilidade de deixar as perguntas ao final da aula. Houve uma aluna que atrapalhou muito por causa disso. 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0:43:16.395" calcext:value-type="date">
            <text:p>10/14/2020 10:43: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Legal que o curso foi interativo mas isso deixou o curso lento eu terminava a prática e ficava horas esperando pois tinha muito interferência dos alunos. 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0:46:45.444" calcext:value-type="date">
            <text:p>10/14/2020 10:46: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e manteve o mesmo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Gostei da lista de exercícios enviada. </text:p>
            <text:p>Como não foi meu primeiro contato com a linguagem, foi fácil acompanhar, porém acho que deveria ter dado mais exemplos no meio das explicações e como aplicar no dia a dia. As meninas que deram esse mini curso estão de parabéns pela iniciativa e paciência. Espero outro minicurso !!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1:17:41.236" calcext:value-type="date">
            <text:p>10/14/2020 11:17: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ho que poderia passar de mini curso, pra curso rs... Para nos aprofundarmos mais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1:28:12.945" calcext:value-type="date">
            <text:p>10/14/2020 11:28: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melhorar a conexão a internet e que as pessoas tenham sempre o audio desligado 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2:29:10.574" calcext:value-type="date">
            <text:p>10/14/2020 12:29: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Poderia ter um tempo a mais para aprendermos mais coisas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3:42:42.031" calcext:value-type="date">
            <text:p>10/14/2020 13:42: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e manteve o mesmo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ugiro que não travem tanto em uma parte por conta de apenas uma pessoa, acabou atrasando a programação e não abrangeu tudo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4T16:38:14.298" calcext:value-type="date">
            <text:p>10/14/2020 16:38: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ho que as orientações sobre o comportamento dos participantes durante o minicurso poderiam ser mais claras, o que facilitaria a dinâmica das aulas. Ademais, as instrutoras são ótimas e muito bem preparadas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0-10-15T08:19:40.235" calcext:value-type="date">
            <text:p>10/15/2020 8:19: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umentou.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Durar mais dias . 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Form_Responses" table:target-range-address="'Respostas ao formulário 1'.A1:'Respostas ao formulário 1'.E2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00:25:56.334873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31T00:26:27.279102837</dc:date>
    <meta:editing-duration>PT31S</meta:editing-duration>
    <meta:editing-cycles>1</meta:editing-cycles>
    <meta:document-statistic meta:table-count="1" meta:cell-count="100" meta:object-count="0"/>
  </office:meta>
</office:document-meta>
</file>